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0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44.63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59.62mm"/>
    </style:style>
    <style:style style:name="co6" style:family="table-column">
      <style:table-column-properties fo:break-before="auto" style:column-width="60.61mm"/>
    </style:style>
    <style:style style:name="co7" style:family="table-column">
      <style:table-column-properties fo:break-before="auto" style:column-width="17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6.16mm" fo:break-before="auto" style:use-optimal-row-height="true"/>
    </style:style>
    <style:style style:name="ro4" style:family="table-row">
      <style:table-row-properties style:row-height="12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st Procedur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Expected Outcome</text:p>
          </table:table-cell>
          <table:table-cell office:value-type="string" calcext:value-type="string">
            <text:p>Actual Outcome</text:p>
          </table:table-cell>
          <table:table-cell office:value-type="string" calcext:value-type="string">
            <text:p>Pass / Fai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usesp</text:p>
          </table:table-cell>
          <table:table-cell office:value-type="string" calcext:value-type="string">
            <text:p>Client sends packets with message hidden in the source port. Server receives and parses the character in the source port</text:p>
          </table:table-cell>
          <table:table-cell table:style-name="ce1" office:value-type="string" calcext:value-type="string">
            <text:p>Client sends packets with message hidden in the source port. Server receives and parses the character in the source por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usedp</text:p>
          </table:table-cell>
          <table:table-cell office:value-type="string" calcext:value-type="string">
            <text:p>Client sends packets with character hidden in the destination port. Server receives and parses the character in the destination port</text:p>
          </table:table-cell>
          <table:table-cell table:style-name="ce1" office:value-type="string" calcext:value-type="string">
            <text:p>Client sends packets with character hidden in the destination port. Server receives and parses the character in the destination port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seq</text:p>
          </table:table-cell>
          <table:table-cell office:value-type="string" calcext:value-type="string">
            <text:p>Client sends packet with character hidden in the sequence number. Server receives and parses the character in the sequence number</text:p>
          </table:table-cell>
          <table:table-cell table:style-name="ce1" office:value-type="string" calcext:value-type="string">
            <text:p>Client sends packet with character hidden in the sequence number. Server receives and parses the character in the sequence number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usewin</text:p>
          </table:table-cell>
          <table:table-cell office:value-type="string" calcext:value-type="string">
            <text:p>Client sends packet with character hidden in the window. Server recieves and parses the character in the window</text:p>
          </table:table-cell>
          <table:table-cell table:style-name="ce1" office:value-type="string" calcext:value-type="string">
            <text:p>Client sends packet with character hidden in the window. Server recieves and parses the character in the window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useflags</text:p>
          </table:table-cell>
          <table:table-cell office:value-type="string" calcext:value-type="string">
            <text:p>Client sends packet with character in the flags. Server receives and parses the character in the flags</text:p>
          </table:table-cell>
          <table:table-cell table:style-name="ce1" office:value-type="string" calcext:value-type="string">
            <text:p>Client sends packet with character in the flags. Server receives and parses the character in the flags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useack</text:p>
          </table:table-cell>
          <table:table-cell office:value-type="string" calcext:value-type="string">
            <text:p>Client sends packet with character hidden in the ack number. Server receives and parses the character in the ack number</text:p>
          </table:table-cell>
          <table:table-cell table:style-name="ce1" office:value-type="string" calcext:value-type="string">
            <text:p>Client sends packet with character hidden in the ack number. Server receives and parses the character in the ack number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/>
          <table:table-cell office:value-type="string" calcext:value-type="string">
            <text:p>Client sends packet with character hidden in the ID. Server receives and parses the character in the ID</text:p>
          </table:table-cell>
          <table:table-cell table:style-name="ce1" office:value-type="string" calcext:value-type="string">
            <text:p>Client sends packet with character hidden in the ID. Server receives and parses the character in the ID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usettl</text:p>
          </table:table-cell>
          <table:table-cell office:value-type="string" calcext:value-type="string">
            <text:p>Client sends packet with character hidden in the TTL. Server receives and parses the character in the TTL</text:p>
          </table:table-cell>
          <table:table-cell table:style-name="ce1" office:value-type="string" calcext:value-type="string">
            <text:p>Client sends packet with character hidden in the TTL. Server receives and parses the character in the TTL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vertSocket</text:p>
          </table:table-cell>
          <table:table-cell office:value-type="string" calcext:value-type="string">
            <text:p>1)Clean Project 2) Build Project 3) Execute</text:p>
          </table:table-cell>
          <table:table-cell office:value-type="string" calcext:value-type="string">
            <text:p>-usetos</text:p>
          </table:table-cell>
          <table:table-cell office:value-type="string" calcext:value-type="string">
            <text:p>Client sends packet with character hidden in the TOS. Server receives and parses the character in the TOS</text:p>
          </table:table-cell>
          <table:table-cell table:style-name="ce1" office:value-type="string" calcext:value-type="string">
            <text:p>Client sends packet with character hidden in the TOS. Server receives and parses the character in the TOS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00-00-00</text:date>, <text:time style:data-style-name="N2" text:time-value="20:22:44.675936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oer</meta:initial-creator>
    <meta:creation-date>2016-09-21T20:13:18.193101767</meta:creation-date>
    <dc:date>2016-09-21T20:27:03.499073367</dc:date>
    <dc:creator>Ben Soer</dc:creator>
    <meta:editing-duration>PT9M18S</meta:editing-duration>
    <meta:editing-cycles>3</meta:editing-cycles>
    <meta:generator>LibreOffice/4.4.7.2$Linux_X86_64 LibreOffice_project/40$Build-2</meta:generator>
    <meta:document-statistic meta:table-count="1" meta:cell-count="69" meta:object-count="0"/>
  </office:meta>
</office:document-meta>
</file>